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Arial2" svg:font-family="Arial" style:font-family-generic="swiss"/>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Tahoma" svg:font-family="Tahoma" style:font-family-generic="system" style:font-pitch="variable"/>
    <style:font-face style:name="游ゴシック" svg:font-family="游ゴシック" style:font-family-generic="roman" style:font-pitch="variable"/>
    <style:font-face style:name="游ゴシック1" svg:font-family="游ゴシック" style:font-family-generic="system" style:font-pitch="variable"/>
    <style:font-face style:name="游明朝" svg:font-family="游明朝"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top="0cm" fo:margin-bottom="0cm" style:contextual-spacing="false" fo:text-align="center" style:justify-single-word="false"/>
      <style:text-properties fo:font-size="13pt" officeooo:rsid="0007bc0d" style:font-size-asian="13pt" style:font-size-complex="13pt"/>
    </style:style>
    <style:style style:name="P3" style:family="paragraph" style:parent-style-name="Standard">
      <style:paragraph-properties fo:margin-top="0cm" fo:margin-bottom="0cm" style:contextual-spacing="false" fo:text-align="center" style:justify-single-word="false"/>
      <style:text-properties fo:font-size="22pt" officeooo:rsid="0007bc0d" officeooo:paragraph-rsid="000970c6" style:font-size-asian="22pt" style:font-size-complex="22pt"/>
    </style:style>
    <style:style style:name="P4" style:family="paragraph" style:parent-style-name="Standard">
      <style:paragraph-properties fo:margin-top="0cm" fo:margin-bottom="0cm" style:contextual-spacing="false" fo:text-align="center" style:justify-single-word="false"/>
      <style:text-properties fo:font-size="22pt" officeooo:rsid="0007bc0d" officeooo:paragraph-rsid="000f50d0" style:font-size-asian="22pt" style:font-size-complex="22pt"/>
    </style:style>
    <style:style style:name="P5" style:family="paragraph" style:parent-style-name="Standard">
      <style:paragraph-properties fo:margin-top="0cm" fo:margin-bottom="0cm" style:contextual-spacing="false" fo:text-align="center" style:justify-single-word="false"/>
      <style:text-properties fo:font-variant="normal" fo:text-transform="none" fo:font-size="12pt" fo:letter-spacing="normal" officeooo:rsid="0007bc0d" style:font-size-asian="10.5pt" style:font-style-asian="normal" style:font-weight-asian="normal" style:font-size-complex="12pt" loext:padding="0cm" loext:border="none"/>
    </style:style>
    <style:style style:name="P6" style:family="paragraph" style:parent-style-name="Standard">
      <style:paragraph-properties fo:margin-top="0cm" fo:margin-bottom="0cm" style:contextual-spacing="false" fo:text-align="start" style:justify-single-word="false"/>
      <style:text-properties fo:font-variant="normal" fo:text-transform="none" fo:font-size="12pt" fo:letter-spacing="normal" officeooo:rsid="0007bc0d" style:font-size-asian="10.5pt" style:font-style-asian="normal" style:font-weight-asian="normal" style:font-size-complex="12pt" loext:padding="0cm" loext:border="none"/>
    </style:style>
    <style:style style:name="P7" style:family="paragraph" style:parent-style-name="Standard">
      <style:paragraph-properties fo:margin-top="0cm" fo:margin-bottom="0cm" style:contextual-spacing="false" fo:text-align="start" style:justify-single-word="false"/>
      <style:text-properties fo:font-variant="normal" fo:text-transform="none" fo:font-size="12pt" fo:letter-spacing="normal" officeooo:rsid="0007bc0d" officeooo:paragraph-rsid="000b6e65" style:font-size-asian="10.5pt" style:font-style-asian="normal" style:font-weight-asian="normal" style:font-size-complex="12pt" loext:padding="0cm" loext:border="none"/>
    </style:style>
    <style:style style:name="P8" style:family="paragraph" style:parent-style-name="Standard">
      <style:paragraph-properties fo:margin-top="0cm" fo:margin-bottom="0cm" style:contextual-spacing="false" fo:text-align="start" style:justify-single-word="false" fo:break-before="page"/>
      <style:text-properties fo:font-variant="normal" fo:text-transform="none" fo:font-size="12pt" fo:letter-spacing="normal" officeooo:rsid="0007bc0d" officeooo:paragraph-rsid="000b6e65" style:font-size-asian="10.5pt" style:font-style-asian="normal" style:font-weight-asian="normal" style:font-size-complex="12pt" loext:padding="0cm" loext:border="none"/>
    </style:style>
    <style:style style:name="P9" style:family="paragraph" style:parent-style-name="Standard">
      <style:paragraph-properties fo:margin-top="0cm" fo:margin-bottom="0cm" style:contextual-spacing="false" fo:text-align="start" style:justify-single-word="false"/>
      <style:text-properties fo:font-variant="normal" fo:text-transform="none" fo:font-size="12pt" fo:letter-spacing="normal" officeooo:rsid="0007bc0d" officeooo:paragraph-rsid="000f50d0" style:font-size-asian="10.5pt" style:font-style-asian="normal" style:font-weight-asian="normal" style:font-size-complex="12pt" loext:padding="0cm" loext:border="none"/>
    </style:style>
    <style:style style:name="P10" style:family="paragraph" style:parent-style-name="Standard">
      <style:paragraph-properties fo:margin-top="0cm" fo:margin-bottom="0cm" style:contextual-spacing="false" fo:text-align="start" style:justify-single-word="false"/>
      <style:text-properties fo:font-variant="normal" fo:text-transform="none" fo:font-size="12pt" fo:letter-spacing="normal" officeooo:rsid="0007bc0d" officeooo:paragraph-rsid="0013dd23" style:font-size-asian="10.5pt" style:font-style-asian="normal" style:font-weight-asian="normal" style:font-size-complex="12pt" loext:padding="0cm" loext:border="none"/>
    </style:style>
    <style:style style:name="P11" style:family="paragraph" style:parent-style-name="Standard">
      <style:paragraph-properties fo:margin-top="0cm" fo:margin-bottom="0cm" style:contextual-spacing="false" fo:text-align="start" style:justify-single-word="false"/>
      <style:text-properties fo:font-variant="normal" fo:text-transform="none" fo:font-size="12pt" fo:letter-spacing="normal" officeooo:rsid="0007bc0d" officeooo:paragraph-rsid="0016bd79" style:font-size-asian="10.5pt" style:font-style-asian="normal" style:font-weight-asian="normal" style:font-size-complex="12pt" loext:padding="0cm" loext:border="none"/>
    </style:style>
    <style:style style:name="P12" style:family="paragraph" style:parent-style-name="Standard">
      <style:paragraph-properties fo:margin-top="0cm" fo:margin-bottom="0cm" style:contextual-spacing="false" fo:text-align="start" style:justify-single-word="false"/>
      <style:text-properties fo:font-variant="normal" fo:text-transform="none" fo:font-size="12pt" fo:letter-spacing="normal" officeooo:rsid="0007bc0d" officeooo:paragraph-rsid="001c81dc" style:font-size-asian="10.5pt" style:font-style-asian="normal" style:font-weight-asian="normal" style:font-size-complex="12pt" loext:padding="0cm" loext:border="none"/>
    </style:style>
    <style:style style:name="P13" style:family="paragraph" style:parent-style-name="Standard">
      <style:paragraph-properties fo:margin-top="0cm" fo:margin-bottom="0cm" style:contextual-spacing="false" fo:text-align="start" style:justify-single-word="false"/>
      <style:text-properties fo:font-variant="normal" fo:text-transform="none" fo:font-size="12pt" fo:letter-spacing="normal" officeooo:rsid="0007bc0d" officeooo:paragraph-rsid="0023e66b" style:font-size-asian="10.5pt" style:font-style-asian="normal" style:font-weight-asian="normal" style:font-size-complex="12pt" loext:padding="0cm" loext:border="none"/>
    </style:style>
    <style:style style:name="P14" style:family="paragraph" style:parent-style-name="Standard">
      <style:paragraph-properties fo:margin-top="0cm" fo:margin-bottom="0cm" style:contextual-spacing="false" fo:text-align="center" style:justify-single-word="false"/>
      <style:text-properties fo:font-variant="normal" fo:text-transform="none" fo:font-size="13pt" fo:letter-spacing="normal" officeooo:rsid="0007bc0d" style:font-size-asian="13pt" style:font-style-asian="normal" style:font-weight-asian="normal" style:font-size-complex="13pt" loext:padding="0cm" loext:border="none"/>
    </style:style>
    <style:style style:name="P15" style:family="paragraph" style:parent-style-name="Standard">
      <style:paragraph-properties fo:margin-top="0cm" fo:margin-bottom="0cm" style:contextual-spacing="false" fo:text-align="start" style:justify-single-word="false"/>
      <style:text-properties fo:font-variant="normal" fo:text-transform="none" fo:font-size="10.5pt" fo:letter-spacing="normal" officeooo:rsid="0007bc0d" officeooo:paragraph-rsid="00119e38" style:font-size-asian="10.5pt" style:font-style-asian="normal" style:font-weight-asian="normal" style:font-size-complex="10.5pt" loext:padding="0cm" loext:border="none"/>
    </style:style>
    <style:style style:name="P16" style:family="paragraph" style:parent-style-name="Standard">
      <style:paragraph-properties fo:margin-top="0cm" fo:margin-bottom="0cm" style:contextual-spacing="false" fo:text-align="start" style:justify-single-word="false"/>
      <style:text-properties fo:font-variant="normal" fo:text-transform="none" fo:font-size="10.5pt" fo:letter-spacing="normal" officeooo:rsid="0007bc0d" officeooo:paragraph-rsid="0013dd23" style:font-size-asian="10.5pt" style:font-style-asian="normal" style:font-weight-asian="normal" style:font-size-complex="10.5pt" loext:padding="0cm" loext:border="none"/>
    </style:style>
    <style:style style:name="P17" style:family="paragraph" style:parent-style-name="Standard">
      <style:paragraph-properties fo:margin-top="0cm" fo:margin-bottom="0cm" style:contextual-spacing="false" fo:text-align="start" style:justify-single-word="false"/>
      <style:text-properties fo:font-variant="normal" fo:text-transform="none" fo:font-size="10.5pt" fo:letter-spacing="normal" officeooo:rsid="0007bc0d" officeooo:paragraph-rsid="0016bd79" style:font-size-asian="10.5pt" style:font-style-asian="normal" style:font-weight-asian="normal" style:font-size-complex="10.5pt" loext:padding="0cm" loext:border="none"/>
    </style:style>
    <style:style style:name="P18" style:family="paragraph" style:parent-style-name="Standard">
      <style:paragraph-properties fo:margin-top="0cm" fo:margin-bottom="0cm" style:contextual-spacing="false" fo:text-align="start" style:justify-single-word="false"/>
      <style:text-properties fo:font-variant="normal" fo:text-transform="none" fo:font-size="10.5pt" fo:letter-spacing="normal" officeooo:rsid="0007bc0d" officeooo:paragraph-rsid="00178ac0" style:font-size-asian="10.5pt" style:font-style-asian="normal" style:font-weight-asian="normal" style:font-size-complex="10.5pt" loext:padding="0cm" loext:border="none"/>
    </style:style>
    <style:style style:name="P19" style:family="paragraph" style:parent-style-name="Standard">
      <style:paragraph-properties fo:margin-top="0cm" fo:margin-bottom="0cm" style:contextual-spacing="false" fo:text-align="start" style:justify-single-word="false"/>
      <style:text-properties fo:font-variant="normal" fo:text-transform="none" fo:font-size="10.5pt" fo:letter-spacing="normal" officeooo:rsid="0007bc0d" officeooo:paragraph-rsid="0019675a" style:font-size-asian="10.5pt" style:font-style-asian="normal" style:font-weight-asian="normal" style:font-size-complex="10.5pt" loext:padding="0cm" loext:border="none"/>
    </style:style>
    <style:style style:name="P20" style:family="paragraph" style:parent-style-name="Standard">
      <style:paragraph-properties fo:margin-top="0cm" fo:margin-bottom="0cm" style:contextual-spacing="false" fo:text-align="start" style:justify-single-word="false"/>
      <style:text-properties fo:font-variant="normal" fo:text-transform="none" fo:font-size="10.5pt" fo:letter-spacing="normal" officeooo:rsid="0007bc0d" officeooo:paragraph-rsid="001b463b" style:font-size-asian="10.5pt" style:font-style-asian="normal" style:font-weight-asian="normal" style:font-size-complex="10.5pt" loext:padding="0cm" loext:border="none"/>
    </style:style>
    <style:style style:name="P21" style:family="paragraph" style:parent-style-name="Standard">
      <style:paragraph-properties fo:margin-top="0cm" fo:margin-bottom="0cm" style:contextual-spacing="false" fo:text-align="start" style:justify-single-word="false"/>
      <style:text-properties fo:font-variant="normal" fo:text-transform="none" fo:font-size="10.5pt" fo:letter-spacing="normal" officeooo:rsid="0007bc0d" officeooo:paragraph-rsid="001c81dc" style:font-size-asian="10.5pt" style:font-style-asian="normal" style:font-weight-asian="normal" style:font-size-complex="10.5pt" loext:padding="0cm" loext:border="none"/>
    </style:style>
    <style:style style:name="P22" style:family="paragraph" style:parent-style-name="Standard">
      <style:text-properties fo:font-variant="normal" fo:text-transform="none" fo:font-size="10.5pt" fo:letter-spacing="normal" officeooo:rsid="0007bc0d" style:font-size-asian="10.5pt" style:font-style-asian="normal" style:font-weight-asian="normal" style:font-size-complex="10.5pt" loext:padding="0cm" loext:border="none"/>
    </style:style>
    <style:style style:name="P23" style:family="paragraph" style:parent-style-name="Standard">
      <style:text-properties fo:font-variant="normal" fo:text-transform="none" fo:font-size="10.5pt" fo:letter-spacing="normal" officeooo:rsid="0007bc0d" officeooo:paragraph-rsid="00119e38" style:font-size-asian="10.5pt" style:font-style-asian="normal" style:font-weight-asian="normal" style:font-size-complex="10.5pt" loext:padding="0cm" loext:border="none"/>
    </style:style>
    <style:style style:name="P24" style:family="paragraph" style:parent-style-name="Standard">
      <style:text-properties fo:font-variant="normal" fo:text-transform="none" fo:font-size="10.5pt" fo:letter-spacing="normal" officeooo:rsid="0007bc0d" officeooo:paragraph-rsid="00207423" style:font-size-asian="10.5pt" style:font-style-asian="normal" style:font-weight-asian="normal" style:font-size-complex="10.5pt" loext:padding="0cm" loext:border="none"/>
    </style:style>
    <style:style style:name="P25" style:family="paragraph" style:parent-style-name="Standard">
      <style:text-properties fo:font-variant="normal" fo:text-transform="none" fo:font-size="10.5pt" fo:letter-spacing="normal" officeooo:rsid="0007bc0d" officeooo:paragraph-rsid="0025630e" style:font-size-asian="10.5pt" style:font-style-asian="normal" style:font-weight-asian="normal" style:font-size-complex="10.5pt" loext:padding="0cm" loext:border="none"/>
    </style:style>
    <style:style style:name="P26" style:family="paragraph" style:parent-style-name="Standard">
      <style:paragraph-properties fo:margin-top="0cm" fo:margin-bottom="0cm" style:contextual-spacing="false" fo:text-align="start" style:justify-single-word="false"/>
      <style:text-properties fo:font-variant="normal" fo:text-transform="none" fo:font-size="10.5pt" fo:letter-spacing="normal" officeooo:rsid="00119e38" officeooo:paragraph-rsid="00207423" style:font-size-asian="10.5pt" style:font-style-asian="normal" style:font-weight-asian="normal" style:font-size-complex="10.5pt" loext:padding="0cm" loext:border="none"/>
    </style:style>
    <style:style style:name="P27" style:family="paragraph" style:parent-style-name="Standard">
      <style:paragraph-properties fo:margin-top="0cm" fo:margin-bottom="0cm" style:contextual-spacing="false" fo:text-align="start" style:justify-single-word="false"/>
      <style:text-properties officeooo:paragraph-rsid="0026c962"/>
    </style:style>
    <style:style style:name="P28" style:family="paragraph" style:parent-style-name="Standard">
      <style:text-properties fo:font-size="10.5pt" officeooo:paragraph-rsid="00119e38" style:font-size-asian="10.5pt" style:font-size-complex="10.5pt"/>
    </style:style>
    <style:style style:name="P29" style:family="paragraph" style:parent-style-name="Standard">
      <style:paragraph-properties fo:margin-top="0cm" fo:margin-bottom="0cm" style:contextual-spacing="false" fo:text-align="start" style:justify-single-word="false"/>
      <style:text-properties fo:font-variant="normal" fo:text-transform="none" fo:font-size="12pt" fo:letter-spacing="normal" officeooo:rsid="0007bc0d" officeooo:paragraph-rsid="002931af" style:font-size-asian="10.5pt" style:font-style-asian="normal" style:font-weight-asian="normal" style:font-size-complex="12pt" loext:padding="0cm" loext:border="none"/>
    </style:style>
    <style:style style:name="T1" style:family="text">
      <style:text-properties fo:font-variant="normal" fo:text-transform="none" fo:letter-spacing="normal" style:font-style-asian="normal" style:font-weight-asian="normal" loext:padding="0cm" loext:border="none"/>
    </style:style>
    <style:style style:name="T2" style:family="text">
      <style:text-properties fo:font-variant="normal" fo:text-transform="none" fo:letter-spacing="normal" officeooo:rsid="0007bc0d" style:font-style-asian="normal" style:font-weight-asian="normal" loext:padding="0cm" loext:border="none"/>
    </style:style>
    <style:style style:name="T3" style:family="text">
      <style:text-properties fo:font-variant="normal" fo:text-transform="none" fo:font-size="12pt" fo:letter-spacing="normal" officeooo:rsid="0007bc0d" style:font-size-asian="10.5pt" style:font-style-asian="normal" style:font-weight-asian="normal" style:font-size-complex="12pt" loext:padding="0cm" loext:border="none"/>
    </style:style>
    <style:style style:name="T4" style:family="text">
      <style:text-properties fo:font-variant="normal" fo:text-transform="none" fo:font-size="12pt" fo:letter-spacing="normal" officeooo:rsid="001c81dc" style:font-size-asian="10.5pt" style:font-style-asian="normal" style:font-weight-asian="normal" style:font-size-complex="12pt" loext:padding="0cm" loext:border="none"/>
    </style:style>
    <style:style style:name="T5" style:family="text">
      <style:text-properties fo:font-size="10.5pt" style:font-size-asian="10.5pt" style:font-size-complex="10.5pt"/>
    </style:style>
    <style:style style:name="T6" style:family="text">
      <style:text-properties fo:font-size="12pt" style:font-size-complex="12pt"/>
    </style:style>
    <style:style style:name="T7" style:family="text">
      <style:text-properties style:font-name="游ゴシック" fo:font-size="10.5pt" style:font-size-asian="10.5pt" style:font-size-complex="10.5pt"/>
    </style:style>
    <style:style style:name="T8" style:family="text">
      <style:text-properties style:font-name="游ゴシック" fo:font-size="10.5pt" officeooo:rsid="001c81dc" style:font-size-asian="10.5pt" style:font-size-complex="10.5pt"/>
    </style:style>
    <style:style style:name="T9" style:family="text">
      <style:text-properties officeooo:rsid="002931a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2022年度</text:p>
      <text:p text:style-name="P4">　</text:p>
      <text:p text:style-name="P4">図書管理システム</text:p>
      <text:p text:style-name="P3">ドキュメント</text:p>
      <text:p text:style-name="P2"/>
      <text:p text:style-name="P2"/>
      <text:p text:style-name="P2"/>
      <text:p text:style-name="P2"/>
      <text:p text:style-name="P2"/>
      <text:p text:style-name="P2"/>
      <text:p text:style-name="P2"/>
      <text:p text:style-name="P2"/>
      <text:p text:style-name="P2"/>
      <text:p text:style-name="P2">2022年5月31日</text:p>
      <text:p text:style-name="P2"/>
      <text:p text:style-name="P2">メンバー</text:p>
      <text:p text:style-name="P2"/>
      <text:p text:style-name="P2"><text:span text:style-name="T1">一瀬 楓</text:span> </text:p>
      <text:p text:style-name="P14">大坂 真也 </text:p>
      <text:p text:style-name="P14">清田 真由</text:p>
      <text:p text:style-name="P14">本間 瑠優</text:p>
      <text:p text:style-name="P5"/>
      <text:p text:style-name="P6"/>
      <text:p text:style-name="P6"><text:soft-page-break/></text:p>
      <text:p text:style-name="P7">目次</text:p>
      <text:p text:style-name="P7"/>
      <text:p text:style-name="P7">1. チームとしての目標</text:p>
      <text:p text:style-name="P7">2. 各個人の目標</text:p>
      <text:p text:style-name="P7">3. 作成物概要（ユースケース図や画面遷移図などを見せながら解説）</text:p>
      <text:p text:style-name="P7">4. 工夫した点</text:p>
      <text:p text:style-name="P7">5. デモ</text:p>
      <text:p text:style-name="P7">6. 苦労した点</text:p>
      <text:p text:style-name="P7">7. 今後の課題</text:p>
      <text:p text:style-name="P7">8. 学んだ点、よくできた、成長した点。配属に向けての意気込み</text:p>
      <text:p text:style-name="P8"/>
      <text:p text:style-name="P7">1. チームとしての目標</text:p>
      <text:p text:style-name="P7"/>
      <text:p text:style-name="P7">・シンプル設計を目指す</text:p>
      <text:p text:style-name="P29">　他の班よりも人数が少なく未経験者が多いため、シンプルに作ることでエラーの少ない設計を目指しました。</text:p>
      <text:p text:style-name="P9">　理由として、デザインや動きに凝りすぎると、現在の私たちの技術量では完成させることが危うくなってしまいます。そこで、個々の力量にあったシンプル設計を目指しました。</text:p>
      <text:p text:style-name="P9">これにより、最終的に起こるエラーを減らせるように心掛け、納期までに完成できるように努めました。</text:p>
      <text:p text:style-name="P7"/>
      <text:p text:style-name="P9">2. 各個人の目標</text:p>
      <text:p text:style-name="P15">（１）一瀬 楓 </text:p>
      <text:p text:style-name="P26">　目標：わかりやすくサポートをする</text:p>
      <text:p text:style-name="P15">　役割：会員検索機能関連</text:p>
      <text:p text:style-name="P15"/>
      <text:p text:style-name="P22">（２）大坂 真也 </text:p>
      <text:p text:style-name="P22">　目標：エラーのないシステムを作る</text:p>
      <text:p text:style-name="P22">　役割：返却機能関連</text:p>
      <text:p text:style-name="P22"/>
      <text:p text:style-name="P28">（３）<text:span text:style-name="T2">清田 真由</text:span></text:p>
      <text:p text:style-name="P23">　目標：完成納期に間に合うようにコードを書き終える</text:p>
      <text:p text:style-name="P23">　役割：資料管理機能関連</text:p>
      <text:p text:style-name="P23"/>
      <text:p text:style-name="P23">（４）本間 瑠優</text:p>
      <text:p text:style-name="P24">　目標：自分の担当部分をきちんと完成させる</text:p>
      <text:p text:style-name="P23">　役割：貸出機能関連</text:p>
      <text:p text:style-name="P23"/>
      <text:p text:style-name="P23">　上記が各個人の目標になります。</text:p>
      <text:p text:style-name="P23"/>
      <text:p text:style-name="P25">　私たちの班は4人中3人が未経験だったこともあり、経験者である一ノ瀬さんにたくさんサポートしていただきました。残り3人も朝早く来たり、未経験なりにわからない部分は随時、先生方に教えていただきながら、各々の担当部分にしっかり取り組み、完成させました。</text:p>
      <text:p text:style-name="P23"/>
      <text:p text:style-name="P23"/>
      <text:p text:style-name="P10">3. 作成物概要（ユースケース図や画面遷移図などを見せながら解説）</text:p>
      <text:p text:style-name="P10"/>
      <text:p text:style-name="P10"/>
      <text:p text:style-name="P10"/>
      <text:p text:style-name="P10">4. 工夫した点</text:p>
      <text:p text:style-name="P16">（１）一瀬 楓 </text:p>
      <text:p text:style-name="P16">　会員検索を使う場所が複数あるため、機能を使いまわせるようにすること</text:p>
      <text:p text:style-name="P16"/>
      <text:p text:style-name="P16">（２）大坂 真也 </text:p>
      <text:p text:style-name="P16"><text:soft-page-break/>　画面レイアウトを中央寄せにすることで見やすくしたこと</text:p>
      <text:p text:style-name="P16"/>
      <text:p text:style-name="P16">（３）清田 真由</text:p>
      <text:p text:style-name="P16">　作業中に使いにくそうな部分を見つけた際、柔軟に仕様の変更を行ったこと</text:p>
      <text:p text:style-name="P16"/>
      <text:p text:style-name="P16">（４）本間 瑠優</text:p>
      <text:p text:style-name="P16">　見やすい、わかりやすいを意識した画面レイアウトにしたこと</text:p>
      <text:p text:style-name="P16"/>
      <text:p text:style-name="P16">　上記が各個人の工夫した点になります。</text:p>
      <text:p text:style-name="P16"/>
      <text:p text:style-name="P16">作業していく中で、一人一人が考えながら、自分にできる修正、細かな工夫を行っていきました。</text:p>
      <text:p text:style-name="P16"/>
      <text:p text:style-name="P16">　全体の工夫として、各々が作成した場所を互いに見合うことで、「ここはこうした方がいいのではないか」等意見を出し合いながら修正を行ったことです。</text:p>
      <text:p text:style-name="P16">　一人で見ても気づけない部分を互いに見合うことで修正点を発見し、よりよい画面レイアウトを目指しました。</text:p>
      <text:p text:style-name="P16"/>
      <text:p text:style-name="P16"/>
      <text:p text:style-name="P16"/>
      <text:p text:style-name="P11">5. デモ</text:p>
      <text:p text:style-name="P11"/>
      <text:p text:style-name="P11"/>
      <text:p text:style-name="P11"/>
      <text:p text:style-name="P11"/>
      <text:p text:style-name="P11">6. 苦労した点</text:p>
      <text:p text:style-name="P17">（１）一瀬 楓 </text:p>
      <text:p text:style-name="P17">　わかりやすく教えるにはどうしたらいいのかということ</text:p>
      <text:p text:style-name="P17"/>
      <text:p text:style-name="P17">（２）大坂 真也 </text:p>
      <text:p text:style-name="P17">　エラーが出た際に、どのように解決したらいいのかわからなかったこと</text:p>
      <text:p text:style-name="P17"/>
      <text:p text:style-name="P17">（３）清田 真由</text:p>
      <text:p text:style-name="P17">　一つの処理で複数のテーブルを使用したため、コーディングが難しかったこと</text:p>
      <text:p text:style-name="P17"/>
      <text:p text:style-name="P17">（４）本間 瑠優</text:p>
      <text:p text:style-name="P17">　画面表示のコードができても、サーブレット等のコードを作成することが難しかったこと</text:p>
      <text:p text:style-name="P17"/>
      <text:p text:style-name="P17"/>
      <text:p text:style-name="P17">　上記が個人の苦労した点です。</text:p>
      <text:p text:style-name="P17"/>
      <text:p text:style-name="P19">　授業で習った以外のコードも出てくるため、未経験のメンバーはコーディングや意味を理解するのに苦戦しました。また、教える立場の方はメンバーの尋ねる場所が異なるため、苦労しました。</text:p>
      <text:p text:style-name="P19">　それでも各々がきちんと調べ、尋ねたりしながら確実に日々、作業を進めていきました。</text:p>
      <text:p text:style-name="P19"/>
      <text:p text:style-name="P18">　全体としては、意思疎通に苦労しました。</text:p>
      <text:p text:style-name="P18"><text:soft-page-break/>一人一人の知識量が異なるため、過程を説明したり、聞いたりする部分で苦労しました。ですが、わからないで終わりにせず、きちんと理解でいるように各々が取り組んでいきました。</text:p>
      <text:p text:style-name="P17"/>
      <text:p text:style-name="P17"/>
      <text:p text:style-name="P11"/>
      <text:p text:style-name="P11">7. 今後の課題</text:p>
      <text:p text:style-name="P11">（１）図書管理システムの課題</text:p>
      <text:p text:style-name="P11">・画面レイアウトの統一</text:p>
      <text:p text:style-name="P11">　機能を動かすことを優先したため、画面レイアウトの統一までは回りませんでした。そのため、画面レイアウトまで統一することが課題であると感じます。</text:p>
      <text:p text:style-name="P11"/>
      <text:p text:style-name="P11">・資料予約や延滞者対応の作成</text:p>
      <text:p text:style-name="P11">　今回、システム機能として、最低限の機能以外は作成することができませんでした。そのため、一人一人が力をつけていくことで、最低限の機能以外のシステムも実現できるようにすることです。</text:p>
      <text:p text:style-name="P11"/>
      <text:p text:style-name="P11">（２）全体の課題</text:p>
      <text:p text:style-name="P11">　自己学習を行っていくことです。</text:p>
      <text:p text:style-name="P11">今回、システム開発を行っていく上で、知識量がまだまだ足りないと感じました。そのため、日々、勉強を行い、知識をつけていくことが必要であると感じました。まだまだ、勉強し始めたばかりなので、勉強を積み重ねていくことで、技術量をつけていけるように努力していきます。</text:p>
      <text:p text:style-name="P11"/>
      <text:p text:style-name="P11">8. 学んだ点</text:p>
      <text:p text:style-name="P12">・ 学んだ点</text:p>
      <text:p text:style-name="P21">　全体を通して、システム開発の流れを知ることができたことです。システムを実装するにはとても多くのコードを組み合わせてできているのだとわかりました。授業でコードの勉強はしていましたが、実際にこんなに多くのものを組み合わせ、やっと一つのシステムが完成すると勉強になりました。</text:p>
      <text:p text:style-name="P21">　また、システムを開発する上で、周りとの協力や意思疎通が重要になってくると改めて感じました。<text:span text:style-name="T6">この私たちのシステムも先生方や他の班の方に助けられながら、やっと完成させることができました。</text:span>システムは一人で開発することはできず、周りとの連携が必要となってきます。そのため、技術量はもちろんのこと、コミュニケーションも大切であると気づくことができました。</text:p>
      <text:p text:style-name="P20"/>
      <text:p text:style-name="P13">9．配属に向けての意気込み</text:p>
      <text:p text:style-name="P21">・<text:span text:style-name="T6">配属に向けての意気込み</text:span></text:p>
      <text:p text:style-name="P12">　二か月の研修を行ってきましたが、まだまだつたない点、わからない点が多くあります。ですが、システムを完成させるまでに、全員が自主的に朝早く来て作業し、任された作業をしっかり完成させようと行動し、努力できるメンバーです。</text:p>
      <text:p text:style-name="P27"><text:span text:style-name="T3">　そのため、配属された際には</text:span><text:span text:style-name="T4">至らない点も多くあると思いますが、</text:span><text:span text:style-name="T8">一</text:span><text:span text:style-name="T7">つ一つ</text:span><text:span text:style-name="T5">頑張ってまいりますので</text:span><text:span text:style-name="T4">温かい目で見守っていただけたら、幸いです。</text:span></text:p>
      <text:p text:style-name="P20">　</text:p>
      <text:p text:style-name="P20">　</text:p>
      <text:p text:style-name="P2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Arial2" svg:font-family="Arial" style:font-family-generic="swiss"/>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Tahoma" svg:font-family="Tahoma" style:font-family-generic="system" style:font-pitch="variable"/>
    <style:font-face style:name="游ゴシック" svg:font-family="游ゴシック" style:font-family-generic="roman" style:font-pitch="variable"/>
    <style:font-face style:name="游ゴシック1" svg:font-family="游ゴシック"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游明朝" style:font-size-asian="10.5pt" style:language-asian="ja" style:country-asian="JP"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游明朝" style:font-size-asian="10.5pt" style:language-asian="ja" style:country-asian="JP"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1" style:font-family-asian="游ゴシック"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2"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標準図形スタイル"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塗りつぶしなしオブジェクト" style:family="paragraph" style:parent-style-name="標準図形スタイル"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塗りつぶしなし線なしオブジェクト" style:family="paragraph" style:parent-style-name="標準図形スタイル"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タイトル_20_A4" style:display-name="タイトル A4" style:family="paragraph" style:parent-style-name="A4" style:default-outline-level="">
      <style:text-properties style:font-name="Noto Sans" fo:font-family="'Noto Sans'" style:font-family-generic="roman" style:font-pitch="variable" fo:font-size="43.5pt" style:font-size-asian="43.5pt"/>
    </style:style>
    <style:style style:name="見出し_20_A4" style:display-name="見出し A4" style:family="paragraph" style:parent-style-name="A4" style:default-outline-level="">
      <style:text-properties style:font-name="Noto Sans" fo:font-family="'Noto Sans'" style:font-family-generic="roman" style:font-pitch="variable" fo:font-size="24pt" style:font-size-asian="24pt"/>
    </style:style>
    <style:style style:name="テキスト_20_A4" style:display-name="テキスト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タイトル_20_A0" style:display-name="タイトル A0" style:family="paragraph" style:parent-style-name="A0" style:default-outline-level="">
      <style:text-properties style:font-name="Noto Sans" fo:font-family="'Noto Sans'" style:font-family-generic="roman" style:font-pitch="variable" fo:font-size="95.5pt" style:font-size-asian="95.5pt"/>
    </style:style>
    <style:style style:name="見出し_20_A0" style:display-name="見出し A0" style:family="paragraph" style:parent-style-name="A0" style:default-outline-level="">
      <style:text-properties style:font-name="Noto Sans" fo:font-family="'Noto Sans'" style:font-family-generic="roman" style:font-pitch="variable" fo:font-size="71.5pt" style:font-size-asian="71.5pt"/>
    </style:style>
    <style:style style:name="テキストA0" style:family="paragraph" style:parent-style-name="A0" style:default-outline-level="">
      <style:text-properties style:font-name="Noto Sans" fo:font-family="'Noto Sans'" style:font-family-generic="roman" style:font-pitch="variable" fo:font-size="47.5pt" style:font-size-asian="47.5pt"/>
    </style:style>
    <style:style style:name="図形" style:family="paragraph" style:default-outline-level="">
      <style:text-properties style:font-name="Liberation Sans1" fo:font-family="'Liberation Sans'" style:font-family-generic="roman" style:font-pitch="variable" fo:font-size="18pt" style:font-name-asian="Tahoma"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シェイプ" style:family="paragraph" style:parent-style-name="図形" style:default-outline-level="">
      <style:text-properties style:font-name="Liberation Sans1" fo:font-family="'Liberation Sans'" style:font-family-generic="roman" style:font-pitch="variable" fo:font-size="14pt" fo:font-weight="bold" style:font-size-asian="14pt" style:font-weight-asian="bold"/>
    </style:style>
    <style:style style:name="塗りつぶし" style:family="paragraph" style:parent-style-name="シェイプ" style:default-outline-level="">
      <style:text-properties style:font-name="Liberation Sans1" fo:font-family="'Liberation Sans'" style:font-family-generic="roman" style:font-pitch="variable" fo:font-size="14pt" fo:font-weight="bold" style:font-size-asian="14pt" style:font-weight-asian="bold"/>
    </style:style>
    <style:style style:name="塗りつぶし_20__ff08_青_ff09_" style:display-name="塗りつぶし （青）" style:family="paragraph" style:parent-style-name="塗りつぶし"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塗りつぶし_ff08_緑_ff09_" style:display-name="塗りつぶし（緑）" style:family="paragraph" style:parent-style-name="塗りつぶし"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塗りつぶし_ff08_赤_ff09_" style:display-name="塗りつぶし（赤）" style:family="paragraph" style:parent-style-name="塗りつぶし"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塗りつぶし_ff08_黄_ff09_" style:display-name="塗りつぶし（黄）" style:family="paragraph" style:parent-style-name="塗りつぶし"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線" style:family="paragraph" style:parent-style-name="シェイプ" style:default-outline-level="">
      <style:text-properties style:font-name="Liberation Sans1" fo:font-family="'Liberation Sans'" style:font-family-generic="roman" style:font-pitch="variable" fo:font-size="14pt" fo:font-weight="bold" style:font-size-asian="14pt" style:font-weight-asian="bold"/>
    </style:style>
    <style:style style:name="線_ff08_青_ff09_" style:display-name="線（青）" style:family="paragraph" style:parent-style-name="線" style:default-outline-level="">
      <style:text-properties fo:color="#355269" loext:opacity="100%" style:font-name="Liberation Sans1" fo:font-family="'Liberation Sans'" style:font-family-generic="roman" style:font-pitch="variable" fo:font-size="14pt" fo:font-weight="bold" style:font-size-asian="14pt" style:font-weight-asian="bold"/>
    </style:style>
    <style:style style:name="線_ff08_緑_ff09_" style:display-name="線（緑）" style:family="paragraph" style:parent-style-name="線" style:default-outline-level="">
      <style:text-properties fo:color="#127622" loext:opacity="100%" style:font-name="Liberation Sans1" fo:font-family="'Liberation Sans'" style:font-family-generic="roman" style:font-pitch="variable" fo:font-size="14pt" fo:font-weight="bold" style:font-size-asian="14pt" style:font-weight-asian="bold"/>
    </style:style>
    <style:style style:name="線_ff08_赤_ff09_" style:display-name="線（赤）" style:family="paragraph" style:parent-style-name="線" style:default-outline-level="">
      <style:text-properties fo:color="#c9211e" loext:opacity="100%" style:font-name="Liberation Sans1" fo:font-family="'Liberation Sans'" style:font-family-generic="roman" style:font-pitch="variable" fo:font-size="14pt" fo:font-weight="bold" style:font-size-asian="14pt" style:font-weight-asian="bold"/>
    </style:style>
    <style:style style:name="線_ff08_黄_ff09_" style:display-name="線（黄）" style:family="paragraph" style:parent-style-name="線" style:default-outline-level="">
      <style:text-properties fo:color="#b47804" loext:opacity="100%" style:font-name="Liberation Sans1" fo:font-family="'Liberation Sans'" style:font-family-generic="roman" style:font-pitch="variable" fo:font-size="14pt" fo:font-weight="bold" style:font-size-asian="14pt" style:font-weight-asian="bold"/>
    </style:style>
    <style:style style:name="矢印" style:family="paragraph" style:parent-style-name="線" style:default-outline-level="">
      <style:text-properties style:font-name="Liberation Sans1" fo:font-family="'Liberation Sans'" style:font-family-generic="roman" style:font-pitch="variable" fo:font-size="14pt" fo:font-weight="bold" style:font-size-asian="14pt" style:font-weight-asian="bold"/>
    </style:style>
    <style:style style:name="点線" style:family="paragraph" style:parent-style-name="線" style:default-outline-level="">
      <style:text-properties style:font-name="Liberation Sans1" fo:font-family="'Liberation Sans'" style:font-family-generic="roman" style:font-pitch="variable" fo:font-size="14pt" fo:font-weight="bold" style:font-size-asian="14pt" style:font-weight-asian="bold"/>
    </style:style>
    <style:style style:name="標準_7e_LT_7e_Gliederung_20_1" style:display-name="標準~LT~Gliederung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標準_7e_LT_7e_Gliederung_20_2" style:display-name="標準~LT~Gliederung 2" style:family="paragraph" style:parent-style-name="標準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標準_7e_LT_7e_Gliederung_20_3" style:display-name="標準~LT~Gliederung 3" style:family="paragraph" style:parent-style-name="標準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標準_7e_LT_7e_Gliederung_20_4" style:display-name="標準~LT~Gliederung 4" style:family="paragraph" style:parent-style-name="標準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標準_7e_LT_7e_Gliederung_20_5" style:display-name="標準~LT~Gliederung 5" style:family="paragraph" style:parent-style-name="標準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標準_7e_LT_7e_Gliederung_20_6" style:display-name="標準~LT~Gliederung 6" style:family="paragraph" style:parent-style-name="標準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標準_7e_LT_7e_Gliederung_20_7" style:display-name="標準~LT~Gliederung 7" style:family="paragraph" style:parent-style-name="標準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標準_7e_LT_7e_Gliederung_20_8" style:display-name="標準~LT~Gliederung 8" style:family="paragraph" style:parent-style-name="標準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標準_7e_LT_7e_Gliederung_20_9" style:display-name="標準~LT~Gliederung 9" style:family="paragraph" style:parent-style-name="標準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標準_7e_LT_7e_Titel" style:display-name="標準~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標準_7e_LT_7e_Untertitel" style:display-name="標準~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標準_7e_LT_7e_Notizen" style:display-name="標準~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標準_7e_LT_7e_Hintergrundobjekte" style:display-name="標準~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標準_7e_LT_7e_Hintergrund" style:display-name="標準~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name-asian="Tahoma"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タイトル"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サブタイトル"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背景のオブジェクト"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背景"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ノート"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アウトライン_20_1" style:display-name="アウトライン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アウトライン_20_2" style:display-name="アウトライン 2" style:family="paragraph" style:parent-style-name="アウトライン_20_1" style:default-outline-level="">
      <style:paragraph-properties fo:margin-top="0.4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アウトライン_20_3" style:display-name="アウトライン 3" style:family="paragraph" style:parent-style-name="アウトライン_20_2" style:default-outline-level="">
      <style:paragraph-properties fo:margin-top="0.3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アウトライン_20_4" style:display-name="アウトライン 4" style:family="paragraph" style:parent-style-name="アウトライン_20_3" style:default-outline-level="">
      <style:paragraph-properties fo:margin-top="0.1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アウトライン_20_5" style:display-name="アウトライン 5" style:family="paragraph" style:parent-style-name="アウトライン_20_4"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アウトライン_20_6" style:display-name="アウトライン 6" style:family="paragraph" style:parent-style-name="アウトライン_20_5"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アウトライン_20_7" style:display-name="アウトライン 7" style:family="paragraph" style:parent-style-name="アウトライン_20_6"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アウトライン_20_8" style:display-name="アウトライン 8" style:family="paragraph" style:parent-style-name="アウトライン_20_7"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アウトライン_20_9" style:display-name="アウトライン 9" style:family="paragraph" style:parent-style-name="アウトライン_20_8"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26T15:35:37.563000000</meta:creation-date>
    <dc:date>2022-05-30T11:17:43.027000000</dc:date>
    <meta:editing-duration>PT4H46M29S</meta:editing-duration>
    <meta:editing-cycles>20</meta:editing-cycles>
    <meta:generator>LibreOffice/7.2.5.2$Windows_X86_64 LibreOffice_project/499f9727c189e6ef3471021d6132d4c694f357e5</meta:generator>
    <meta:document-statistic meta:table-count="0" meta:image-count="0" meta:object-count="0" meta:page-count="5" meta:paragraph-count="88" meta:word-count="2275" meta:character-count="2376" meta:non-whitespace-character-count="2298"/>
  </office:meta>
</office:document-meta>
</file>